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kterideen</text:p>
      <text:p text:style-name="P2"/>
      <text:p text:style-name="P3">Hier einfach Ideen reinschreiben. Egal ob es Grundideen für Waffen für Kämpferarten oder sonst was sind.</text:p>
      <text:p text:style-name="P3"/>
      <text:p text:style-name="P3"/>
      <text:p text:style-name="P3"/>
      <text:list xml:id="list6247605888968176443" text:style-name="L1">
        <text:list-item>
          <text:p text:style-name="P4"><text:span text:style-name="T1">Speer-Speer werfen-mit Fäusten kämpfen bis man den Speer eingesammelt hat</text:span></text:p>
        </text:list-item>
        <text:list-item>
          <text:p text:style-name="P4"><text:span text:style-name="T1">Feuerbälle schmeißen- vllt Mana Bar</text:span></text:p>
        </text:list-item>
        <text:list-item>
          <text:p text:style-name="P4"><text:span text:style-name="T1">Bogen-aufladen für mehr Dmg und höhere kinetische Energie(geradere Flugbahn)</text:span></text:p>
        </text:list-item>
        <text:list-item>
          <text:p text:style-name="P4"><text:span text:style-name="T1">hinter Gegner porten</text:span></text:p>
        </text:list-item>
        <text:list-item>
          <text:p text:style-name="P4"><text:span text:style-name="T1">Zeit zurückdrehen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0T18:19:44.58</meta:creation-date>
    <meta:generator>OpenOffice/4.1.2$Win32 OpenOffice.org_project/412m3$Build-9782</meta:generator>
    <meta:document-statistic meta:table-count="0" meta:image-count="0" meta:object-count="0" meta:page-count="1" meta:paragraph-count="7" meta:word-count="51" meta:character-count="344"/>
    <dc:date>2015-12-10T18:26:07.93</dc:date>
    <meta:editing-duration>PT6M23S</meta:editing-duration>
    <meta:editing-cycles>1</meta:editing-cycles>
  </office:meta>
</office:document-meta>
</file>